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TestElement.addTestElement( TestElement parm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TestElement.Config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TestElement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TestElement.expect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